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8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61.03mm"/>
    </style:style>
    <style:style style:name="co6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table:style-name="Default" office:value-type="string" calcext:value-type="string">
            <text:p>Hinicio</text:p>
          </table:table-cell>
          <table:table-cell table:style-name="Default"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9" table:formula="of:=SUM([.F2:.F33])" office:value-type="time" office:time-value="PT81H45M00S" calcext:value-type="time">
            <text:p>81:45:00</text:p>
          </table:table-cell>
          <table:table-cell table:number-columns-repeated="2"/>
        </table:table-row>
        <table:table-row table:style-name="ro2"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2"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3"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5"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4" office:value-type="string" calcext:value-type="string">
            <text:p>lot_personasXLote.php;personasXLote.js</text:p>
          </table:table-cell>
          <table:table-cell/>
        </table:table-row>
        <table:table-row table:style-name="ro5">
          <table:table-cell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6M00S" calcext:value-type="time">
            <text:p>12:06:00</text:p>
          </table:table-cell>
          <table:table-cell table:formula="of:=[.E10]-[.D10]" office:value-type="time" office:time-value="PT01H06M00S" calcext:value-type="time">
            <text:p>01:06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 calcext:value-type="time">
            <text:p>12:06:00</text:p>
          </table:table-cell>
          <table:table-cell office:value-type="time" office:time-value="PT14H50M00S" calcext:value-type="time">
            <text:p>14:50:00</text:p>
          </table:table-cell>
          <table:table-cell table:formula="of:=[.E11]-[.D11]" office:value-type="time" office:time-value="PT02H44M00S" calcext:value-type="time">
            <text:p>02:44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formula="of:=[.E12]-[.D12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13]-[.D13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Modificar para que cada página con el botón “Volver” vuelva a la página desde la que se llamó.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formula="of:=[.E14]-[.D1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orden de ingreso de los datos de la declaración jurada, ya que la plantilla fue modificada. (Se resolvio <text:s/>en Fila 11)</text:p>
          </table:table-cell>
          <table:table-cell table:style-name="Default" table:number-columns-repeated="2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30M00S" calcext:value-type="time">
            <text:p>20:30:00</text:p>
          </table:table-cell>
          <table:table-cell table:formula="of:=[.E16]-[.D16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Interfaces, Formularios de busque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00M00S" calcext:value-type="time">
            <text:p>15:00:00</text:p>
          </table:table-cell>
          <table:table-cell table:formula="of:=[.E17]-[.D17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Selección para juicios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30M00S" calcext:value-type="time">
            <text:p>16:30:00</text:p>
          </table:table-cell>
          <table:table-cell table:formula="of:=[.E18]-[.D18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/>
          <table:table-cell table:style-name="ce5" office:value-type="string" calcext:value-type="string">
            <text:p>Selección para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6M00S" calcext:value-type="time">
            <text:p>18:36:00</text:p>
          </table:table-cell>
          <table:table-cell table:formula="of:=[.E19]-[.D19]" office:value-type="time" office:time-value="PT09H36M00S" calcext:value-type="time">
            <text:p>09:36:00</text:p>
          </table:table-cell>
          <table:table-cell table:number-columns-repeated="3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7H20M00S" calcext:value-type="time">
            <text:p>17:20:00</text:p>
          </table:table-cell>
          <table:table-cell table:formula="of:=[.E20]-[.D20]" office:value-type="time" office:time-value="PT08H20M00S" calcext:value-type="time">
            <text:p>08:20:00</text:p>
          </table:table-cell>
          <table:table-cell table:number-columns-repeated="3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7M00S" calcext:value-type="time">
            <text:p>16:47:00</text:p>
          </table:table-cell>
          <table:table-cell table:formula="of:=[.E21]-[.D21]" office:value-type="time" office:time-value="PT07H47M00S" calcext:value-type="time">
            <text:p>07:47:00</text:p>
          </table:table-cell>
          <table:table-cell table:number-columns-repeated="3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emitir listados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22]-[.D22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2M00S" calcext:value-type="time">
            <text:p>16:42:00</text:p>
          </table:table-cell>
          <table:table-cell table:formula="of:=[.E23]-[.D23]" office:value-type="time" office:time-value="PT07H42M00S" calcext:value-type="time">
            <text:p>07:42:00</text:p>
          </table:table-cell>
          <table:table-cell table:number-columns-repeated="3"/>
        </table:table-row>
        <table:table-row table:style-name="ro1">
          <table:table-cell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0M00S" calcext:value-type="time">
            <text:p>18:30:00</text:p>
          </table:table-cell>
          <table:table-cell table:formula="of:=[.E24]-[.D24]" office:value-type="time" office:time-value="PT09H30M00S" calcext:value-type="time">
            <text:p>09:30:00</text:p>
          </table:table-cell>
          <table:table-cell table:number-columns-repeated="3"/>
        </table:table-row>
        <table:table-row table:style-name="ro1">
          <table:table-cell office:value-type="date" office:date-value="2017-03-17" calcext:value-type="date">
            <text:p>17/03/17</text:p>
          </table:table-cell>
          <table:table-cell/>
          <table:table-cell office:value-type="string" calcext:value-type="string">
            <text:p>ficha person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10M00S" calcext:value-type="time">
            <text:p>16:10:00</text:p>
          </table:table-cell>
          <table:table-cell table:formula="of:=[.E25]-[.D25]" office:value-type="time" office:time-value="PT07H10M00S" calcext:value-type="time">
            <text:p>07:1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6]-[.D2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7]-[.D2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8]-[.D2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9]-[.D2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0]-[.D3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1]-[.D3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2]-[.D3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3]-[.D33]" office:value-type="time" office:time-value="PT00H00M00S" calcext:value-type="time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5:27:20.865887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16T16:10:18.310844251</dc:date>
    <meta:editing-duration>PT18H54M12S</meta:editing-duration>
    <meta:editing-cycles>36</meta:editing-cycles>
    <meta:generator>LibreOffice/5.1.6.2$Linux_x86 LibreOffice_project/10m0$Build-2</meta:generator>
    <meta:document-statistic meta:table-count="2" meta:cell-count="140" meta:object-count="0"/>
  </office:meta>
</office:document-meta>
</file>